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CE8960D8847F4707A6.png" manifest:media-type="image/png"/>
  <manifest:file-entry manifest:full-path="Pictures/1000020100000280000001CE9F597150EB307FF6.png" manifest:media-type="image/png"/>
  <manifest:file-entry manifest:full-path="Pictures/1000020100000280000001CE66982051912082CC.png" manifest:media-type="image/png"/>
  <manifest:file-entry manifest:full-path="Pictures/1000020100000280000001CE784CEF62D23CF8B5.png" manifest:media-type="image/png"/>
  <manifest:file-entry manifest:full-path="Pictures/1000020100000280000001CEC90CFD2E07D5204E.png" manifest:media-type="image/png"/>
  <manifest:file-entry manifest:full-path="Pictures/1000000000000237000001D7757429EC088D96D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2f2f2" draw:textarea-vertical-align="middle" draw:auto-grow-height="false" draw:fit-to-size="false" style:shrink-to-fit="false" fo:min-height="3.497cm" fo:min-width="3.27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2f2f2" draw:textarea-vertical-align="middle" draw:auto-grow-height="false" draw:fit-to-size="false" style:shrink-to-fit="false" fo:min-height="1.798cm" fo:min-width="1.506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5cm, 0.464cm, 0.37cm, 0.124cm)" draw:image-opacity="100%" style:mirror="none"/>
    </style:style>
    <style:style style:name="gr4" style:family="graphic" style:parent-style-name="objectwithoutfill">
      <style:graphic-properties svg:stroke-width="0.106cm" svg:stroke-color="#e8a202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1" style:family="graphic" style:parent-style-name="objectwithoutfill">
      <style:graphic-properties svg:stroke-width="0.318cm" svg:stroke-color="#e8a202" draw:marker-start-width="0.677cm" draw:marker-end="Arrowheads_20_1" draw:marker-end-width="0.777cm" draw:fill="none" draw:textarea-vertical-align="middle" fo:padding-top="0.284cm" fo:padding-bottom="0.284cm" fo:padding-left="0.409cm" fo:padding-right="0.40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f2f2"/>
      <style:paragraph-properties fo:text-align="center"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text-properties style:font-name="Liberation Serif" fo:font-size="22pt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style:font-name="Liberation Serif" fo:font-size="22pt" fo:font-weight="normal" style:font-weight-asian="normal" style:font-weight-complex="normal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="none" draw:fill-color="#ffffff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Oval 12_1" draw:style-name="gr1" draw:text-style-name="P1" draw:layer="layout" svg:width="5.336cm" svg:height="5.447cm" svg:x="10.164cm" svg:y="2.3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_2" draw:style-name="gr2" draw:text-style-name="P1" draw:layer="layout" svg:width="2.836cm" svg:height="2.894cm" svg:x="21.582cm" svg:y="2.2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_3" draw:style-name="gr2" draw:text-style-name="P1" draw:layer="layout" svg:width="2.836cm" svg:height="2.894cm" svg:x="19.964cm" svg:y="4.8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_4" draw:style-name="gr2" draw:text-style-name="P1" draw:layer="layout" svg:width="2.836cm" svg:height="2.894cm" svg:x="23.264cm" svg:y="4.8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" draw:layer="layout" svg:width="6.323cm" svg:height="5.204cm" svg:x="0.779cm" svg:y="2.426cm">
          <draw:image xlink:href="Pictures/1000000000000237000001D7757429EC088D96D6.jpg" xlink:type="simple" xlink:show="embed" xlink:actuate="onLoad" draw:mime-type="image/jpeg">
            <text:p/>
          </draw:image>
        </draw:frame>
        <draw:line draw:style-name="gr4" draw:text-style-name="P3" draw:layer="layout" svg:x1="15.838cm" svg:y1="4.958cm" svg:x2="19.288cm" svg:y2="3.412cm">
          <text:p/>
        </draw:line>
        <draw:line draw:style-name="gr4" draw:text-style-name="P3" draw:layer="layout" svg:x1="15.838cm" svg:y1="4.985cm" svg:x2="19.69cm" svg:y2="5.8cm">
          <text:p/>
        </draw:line>
        <draw:line draw:style-name="gr4" draw:text-style-name="P3" draw:layer="layout" svg:x1="15.901cm" svg:y1="4.969cm" svg:x2="19.3cm" svg:y2="4.7cm">
          <text:p/>
        </draw:line>
        <draw:frame draw:name="Picture 16" draw:style-name="gr5" draw:text-style-name="P4" draw:layer="layout" svg:width="1.613cm" svg:height="1cm" svg:x="11.387cm" svg:y="3.3cm">
          <draw:image xlink:href="Pictures/1000020100000280000001CEC90CFD2E07D5204E.png" xlink:type="simple" xlink:show="embed" xlink:actuate="onLoad" draw:mime-type="image/png">
            <text:p/>
          </draw:image>
        </draw:frame>
        <draw:frame draw:name="Picture 21" draw:style-name="gr5" draw:text-style-name="P4" draw:layer="layout" svg:width="1.364cm" svg:height="0.981cm" svg:x="10.5cm" svg:y="4.8cm">
          <draw:image xlink:href="Pictures/1000020100000280000001CE784CEF62D23CF8B5.png" xlink:type="simple" xlink:show="embed" xlink:actuate="onLoad" draw:mime-type="image/png">
            <text:p/>
          </draw:image>
        </draw:frame>
        <draw:frame draw:name="Picture 17" draw:style-name="gr5" draw:text-style-name="P4" draw:layer="layout" svg:width="1.051cm" svg:height="0.755cm" svg:x="12cm" svg:y="5.545cm">
          <draw:image xlink:href="Pictures/1000020100000280000001CE66982051912082CC.png" xlink:type="simple" xlink:show="embed" xlink:actuate="onLoad" draw:mime-type="image/png">
            <text:p/>
          </draw:image>
        </draw:frame>
        <draw:frame draw:name="Picture 16_0" draw:style-name="gr5" draw:text-style-name="P4" draw:layer="layout" svg:width="1.323cm" svg:height="0.82cm" svg:x="12.177cm" svg:y="4.48cm">
          <draw:image xlink:href="Pictures/1000020100000280000001CEC90CFD2E07D5204E.png" xlink:type="simple" xlink:show="embed" xlink:actuate="onLoad" draw:mime-type="image/png">
            <text:p/>
          </draw:image>
        </draw:frame>
        <draw:frame draw:name="Picture 18" draw:style-name="gr5" draw:text-style-name="P4" draw:layer="layout" svg:width="1.141cm" svg:height="0.82cm" svg:x="13.359cm" svg:y="3.3cm">
          <draw:image xlink:href="Pictures/1000020100000280000001CE9F597150EB307FF6.png" xlink:type="simple" xlink:show="embed" xlink:actuate="onLoad" draw:mime-type="image/png">
            <text:p/>
          </draw:image>
        </draw:frame>
        <draw:frame draw:name="Picture 18_0" draw:style-name="gr5" draw:text-style-name="P4" draw:layer="layout" svg:width="1.391cm" svg:height="1cm" svg:x="13.685cm" svg:y="4.564cm">
          <draw:image xlink:href="Pictures/1000020100000280000001CE9F597150EB307FF6.png" xlink:type="simple" xlink:show="embed" xlink:actuate="onLoad" draw:mime-type="image/png">
            <text:p/>
          </draw:image>
        </draw:frame>
        <draw:frame draw:name="Picture 17_1" draw:style-name="gr5" draw:text-style-name="P4" draw:layer="layout" svg:width="1.051cm" svg:height="0.755cm" svg:x="11.5cm" svg:y="6.545cm">
          <draw:image xlink:href="Pictures/1000020100000280000001CE66982051912082CC.png" xlink:type="simple" xlink:show="embed" xlink:actuate="onLoad" draw:mime-type="image/png">
            <text:p/>
          </draw:image>
        </draw:frame>
        <draw:frame draw:name="Picture 16_1" draw:style-name="gr5" draw:text-style-name="P4" draw:layer="layout" svg:width="1.669cm" svg:height="1.036cm" svg:x="22.138cm" svg:y="3.127cm">
          <draw:image xlink:href="Pictures/1000020100000280000001CEC90CFD2E07D5204E.png" xlink:type="simple" xlink:show="embed" xlink:actuate="onLoad" draw:mime-type="image/png">
            <text:p/>
          </draw:image>
        </draw:frame>
        <draw:frame draw:name="Picture 18_1" draw:style-name="gr5" draw:text-style-name="P4" draw:layer="layout" svg:width="1.672cm" svg:height="1.202cm" svg:x="23.81cm" svg:y="5.748cm">
          <draw:image xlink:href="Pictures/1000020100000280000001CE9F597150EB307FF6.png" xlink:type="simple" xlink:show="embed" xlink:actuate="onLoad" draw:mime-type="image/png">
            <text:p/>
          </draw:image>
        </draw:frame>
        <draw:frame draw:name="Picture 17_2" draw:style-name="gr5" draw:text-style-name="P4" draw:layer="layout" svg:width="1.31cm" svg:height="0.942cm" svg:x="13.19cm" svg:y="5.957cm">
          <draw:image xlink:href="Pictures/1000020100000280000001CE8960D8847F4707A6.png" xlink:type="simple" xlink:show="embed" xlink:actuate="onLoad" draw:mime-type="image/png">
            <text:p/>
          </draw:image>
        </draw:frame>
        <draw:frame draw:style-name="gr6" draw:text-style-name="P6" draw:layer="layout" svg:width="5.1cm" svg:height="1.969cm" svg:x="10.3cm" svg:y="8.4cm">
          <draw:text-box>
            <text:p text:style-name="P5"><text:span text:style-name="T1">Initial culture</text:span></text:p>
          </draw:text-box>
        </draw:frame>
        <draw:frame draw:style-name="gr7" draw:text-style-name="P8" draw:layer="layout" svg:width="7.373cm" svg:height="1.195cm" svg:x="0.3cm" svg:y="-0.1cm">
          <draw:text-box>
            <text:p text:style-name="P7"><text:span text:style-name="T2">a) Metagenomics</text:span></text:p>
          </draw:text-box>
        </draw:frame>
        <draw:frame draw:style-name="gr8" draw:text-style-name="P8" draw:layer="layout" svg:width="7cm" svg:height="2.139cm" svg:x="9.6cm" svg:y="-0.2cm">
          <draw:text-box>
            <text:p text:style-name="P7"><text:span text:style-name="T2">b) </text:span><text:span text:style-name="T2">Plate </text:span><text:span text:style-name="T2">swee</text:span><text:span text:style-name="T2">p </text:span><text:span text:style-name="T2">meta</text:span><text:span text:style-name="T2">geno</text:span><text:span text:style-name="T2">mics</text:span></text:p>
          </draw:text-box>
        </draw:frame>
        <draw:frame draw:style-name="gr9" draw:text-style-name="P8" draw:layer="layout" svg:width="7.8cm" svg:height="3.083cm" svg:x="19.4cm" svg:y="-0.125cm">
          <draw:text-box>
            <text:p text:style-name="P7"><text:span text:style-name="T2">c) Whole-genome sequencing</text:span></text:p>
          </draw:text-box>
        </draw:frame>
        <draw:frame draw:style-name="gr10" draw:text-style-name="P6" draw:layer="layout" svg:width="7.7cm" svg:height="1.11cm" svg:x="0.6cm" svg:y="8.4cm">
          <draw:text-box>
            <text:p text:style-name="P5"><text:span text:style-name="T1">Environmental sample</text:span></text:p>
          </draw:text-box>
        </draw:frame>
        <draw:frame draw:style-name="gr6" draw:text-style-name="P6" draw:layer="layout" svg:width="5.8cm" svg:height="1.969cm" svg:x="19.5cm" svg:y="8.4cm">
          <draw:text-box>
            <text:p text:style-name="P5"><text:span text:style-name="T1">Isolated cultures</text:span></text:p>
          </draw:text-box>
        </draw:frame>
        <draw:frame draw:name="Picture 16_2" draw:style-name="gr5" draw:text-style-name="P4" draw:layer="layout" svg:width="1.669cm" svg:height="1.036cm" svg:x="20.5cm" svg:y="5.8cm">
          <draw:image xlink:href="Pictures/1000020100000280000001CEC90CFD2E07D5204E.png" xlink:type="simple" xlink:show="embed" xlink:actuate="onLoad" draw:mime-type="image/png">
            <text:p/>
          </draw:image>
        </draw:frame>
        <draw:line draw:style-name="gr11" draw:text-style-name="P3" draw:layer="layout" svg:x1="12.82cm" svg:y1="9.515cm" svg:x2="12.84cm" svg:y2="11.029cm">
          <text:p/>
        </draw:line>
        <draw:frame draw:style-name="gr6" draw:text-style-name="P10" draw:layer="layout" svg:width="8.2cm" svg:height="1.969cm" svg:x="10.3cm" svg:y="11.1cm">
          <draw:text-box>
            <text:p text:style-name="P9"><text:span text:style-name="T3">Library preparation (x1)</text:span></text:p>
          </draw:text-box>
        </draw:frame>
        <draw:frame draw:style-name="gr6" draw:text-style-name="P10" draw:layer="layout" svg:width="8.5cm" svg:height="1.969cm" svg:x="19.5cm" svg:y="11cm">
          <draw:text-box>
            <text:p text:style-name="P9"><text:span text:style-name="T3">Library preparation (x3)</text:span></text:p>
          </draw:text-box>
        </draw:frame>
        <draw:line draw:style-name="gr4" draw:text-style-name="P3" draw:layer="layout" svg:x1="22cm" svg:y1="9.813cm" svg:x2="22cm" svg:y2="10.9cm">
          <text:p/>
        </draw:line>
        <draw:line draw:style-name="gr4" draw:text-style-name="P3" draw:layer="layout" svg:x1="23cm" svg:y1="9.8cm" svg:x2="23cm" svg:y2="10.887cm">
          <text:p/>
        </draw:line>
        <draw:line draw:style-name="gr4" draw:text-style-name="P3" draw:layer="layout" svg:x1="23.9cm" svg:y1="9.8cm" svg:x2="23.9cm" svg:y2="10.887cm">
          <text:p/>
        </draw:line>
        <draw:line draw:style-name="gr11" draw:text-style-name="P3" draw:layer="layout" svg:x1="4.423cm" svg:y1="9.61cm" svg:x2="4.443cm" svg:y2="11.124cm">
          <text:p/>
        </draw:line>
        <draw:frame draw:style-name="gr6" draw:text-style-name="P10" draw:layer="layout" svg:width="8.452cm" svg:height="1.969cm" svg:x="0.548cm" svg:y="11.131cm">
          <draw:text-box>
            <text:p text:style-name="P9"><text:span text:style-name="T3">Library preparation (x1)</text:span></text:p>
          </draw:text-box>
        </draw:frame>
        <draw:frame draw:style-name="gr6" draw:text-style-name="P10" draw:layer="layout" svg:width="6cm" svg:height="1.969cm" svg:x="10.3cm" svg:y="14.4cm">
          <draw:text-box>
            <text:p text:style-name="P9"><text:span text:style-name="T3">Sequencing (x1)</text:span></text:p>
          </draw:text-box>
        </draw:frame>
        <draw:frame draw:style-name="gr12" draw:text-style-name="P10" draw:layer="layout" svg:width="6cm" svg:height="1.817cm" svg:x="19.6cm" svg:y="14.474cm">
          <draw:text-box>
            <text:p text:style-name="P9"><text:span text:style-name="T3">Sequencing (x3)</text:span></text:p>
          </draw:text-box>
        </draw:frame>
        <draw:line draw:style-name="gr4" draw:text-style-name="P3" draw:layer="layout" svg:x1="22cm" svg:y1="12.718cm" svg:x2="22cm" svg:y2="14.274cm">
          <text:p/>
        </draw:line>
        <draw:line draw:style-name="gr4" draw:text-style-name="P3" draw:layer="layout" svg:x1="23cm" svg:y1="12.7cm" svg:x2="23cm" svg:y2="14.256cm">
          <text:p/>
        </draw:line>
        <draw:line draw:style-name="gr4" draw:text-style-name="P3" draw:layer="layout" svg:x1="23.9cm" svg:y1="12.7cm" svg:x2="23.9cm" svg:y2="14.256cm">
          <text:p/>
        </draw:line>
        <draw:frame draw:style-name="gr6" draw:text-style-name="P10" draw:layer="layout" svg:width="5.7cm" svg:height="1.969cm" svg:x="0.7cm" svg:y="14.4cm">
          <draw:text-box>
            <text:p text:style-name="P9"><text:span text:style-name="T3">Sequencing (x1)</text:span></text:p>
          </draw:text-box>
        </draw:frame>
        <draw:line draw:style-name="gr11" draw:text-style-name="P3" draw:layer="layout" svg:x1="7.576cm" svg:y1="4.985cm" svg:x2="9.726cm" svg:y2="4.985cm">
          <text:p/>
        </draw:line>
        <draw:line draw:style-name="gr11" draw:text-style-name="P3" draw:layer="layout" svg:x1="4.423cm" svg:y1="12.631cm" svg:x2="4.443cm" svg:y2="14.145cm">
          <text:p/>
        </draw:line>
        <draw:line draw:style-name="gr11" draw:text-style-name="P3" draw:layer="layout" svg:x1="12.823cm" svg:y1="12.652cm" svg:x2="12.843cm" svg:y2="14.166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3:46:57.470307880</meta:creation-date>
    <dc:date>2022-04-04T15:20:04.316781957</dc:date>
    <meta:editing-duration>PT1H22M3S</meta:editing-duration>
    <meta:editing-cycles>12</meta:editing-cycles>
    <meta:generator>LibreOffice/7.1.8.1$Linux_X86_64 LibreOffice_project/10$Build-1</meta:generator>
    <meta:document-statistic meta:object-count="65"/>
  </office:meta>
</office:document-meta>
</file>